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333b3" officeooo:paragraph-rsid="004333b3"/>
    </style:style>
    <style:style style:name="P25" style:family="paragraph" style:parent-style-name="Text_20_body">
      <style:text-properties officeooo:rsid="0044e491" officeooo:paragraph-rsid="0044e491"/>
    </style:style>
    <style:style style:name="P26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27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28" style:family="paragraph" style:parent-style-name="Heading_20_2">
      <style:text-properties officeooo:rsid="0026cf26" officeooo:paragraph-rsid="0026cf26"/>
    </style:style>
    <style:style style:name="P29" style:family="paragraph" style:parent-style-name="Heading_20_2">
      <style:text-properties officeooo:rsid="0029c71f" officeooo:paragraph-rsid="0029c71f"/>
    </style:style>
    <style:style style:name="P30" style:family="paragraph" style:parent-style-name="Heading_20_2">
      <style:text-properties officeooo:rsid="001be0c3" officeooo:paragraph-rsid="001be0c3"/>
    </style:style>
    <style:style style:name="P31" style:family="paragraph" style:parent-style-name="Heading_20_2">
      <style:text-properties officeooo:rsid="001d65db" officeooo:paragraph-rsid="001d65db"/>
    </style:style>
    <style:style style:name="P32" style:family="paragraph" style:parent-style-name="Heading_20_2">
      <style:text-properties officeooo:rsid="003c7e1b" officeooo:paragraph-rsid="003c7e1b"/>
    </style:style>
    <style:style style:name="P33" style:family="paragraph" style:parent-style-name="Heading_20_3">
      <style:text-properties officeooo:rsid="002112bf" officeooo:paragraph-rsid="002daecc"/>
    </style:style>
    <style:style style:name="P34" style:family="paragraph" style:parent-style-name="Heading_20_3">
      <style:text-properties officeooo:rsid="002112bf" officeooo:paragraph-rsid="002bbf90"/>
    </style:style>
    <style:style style:name="P35" style:family="paragraph" style:parent-style-name="Heading_20_3">
      <style:text-properties officeooo:rsid="002112bf" officeooo:paragraph-rsid="0029c71f"/>
    </style:style>
    <style:style style:name="P36" style:family="paragraph" style:parent-style-name="Heading_20_3">
      <style:text-properties officeooo:rsid="002112bf" officeooo:paragraph-rsid="002f1392"/>
    </style:style>
    <style:style style:name="P37" style:family="paragraph" style:parent-style-name="Heading_20_3">
      <style:text-properties officeooo:rsid="002112bf" officeooo:paragraph-rsid="002112bf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OS <text:span text:style-name="T10">Log</text:span> for V2-Mini</text:p>
      <text:p text:style-name="P3"><text:span text:style-name="T1">Contributors:</text:span><text:span text:style-name="T7"> Jon Moore, ...</text:span></text:p>
      <text:h text:style-name="P28" text:outline-level="2">GitHub</text:h>
      <text:p text:style-name="P7"><text:a xlink:type="simple" xlink:href="https://github.com/v2-mini/v2-mini-robot">https://github.com/v2-mini/v2-mini-robot</text:a> </text:p>
      <text:h text:style-name="P29" text:outline-level="2">ROS Indigo</text:h>
      <text:h text:style-name="P33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30" text:outline-level="2">R200 RealSense Camera</text:h>
      <text:h text:style-name="P34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31" text:outline-level="2">Arduino</text:h>
      <text:h text:style-name="P35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36" text:outline-level="3">Oct <text:span text:style-name="T11">6</text:span><text:span text:style-name="T3">th</text:span>:</text:h>
      <text:p text:style-name="P9">- </text:p>
      <text:h text:style-name="P31" text:outline-level="2"><text:soft-page-break/>Ultrasonic Sensors</text:h>
      <text:h text:style-name="P37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27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5">To view logging:</text:p>
      <text:p text:style-name="P25">$ rosrun rqt_logger_level rqt_logger_level</text:p>
      <text:p text:style-name="P25">$ rosrun rqt_console rqt_console</text:p>
      <text:h text:style-name="P32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0-15T20:05:58.259047597</dc:date>
    <meta:editing-duration>PT8H56M53S</meta:editing-duration>
    <meta:editing-cycles>36</meta:editing-cycles>
    <meta:document-statistic meta:table-count="0" meta:image-count="0" meta:object-count="0" meta:page-count="3" meta:paragraph-count="65" meta:word-count="294" meta:character-count="2521" meta:non-whitespace-character-count="2264"/>
  </office:meta>
</office:document-meta>
</file>